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72cm" table:align="margins"/>
    </style:style>
    <style:style style:name="Tabella1.A" style:family="table-column">
      <style:table-column-properties style:column-width="6.574cm" style:rel-column-width="21845*"/>
    </style:style>
    <style:style style:name="Tabella1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729fc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color="#ffffff" fo:font-weight="bold" officeooo:rsid="003bc8f7" officeooo:paragraph-rsid="003bc8f7" style:font-name-asian="SimSun" style:font-size-asian="8pt" style:font-weight-asian="bold" style:font-name-complex="Tahoma" style:font-size-complex="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-asian="SimSun" style:font-size-asian="8pt" style:font-name-complex="Tahoma" style:font-size-complex="8pt"/>
    </style:style>
    <style:style style:name="P4" style:family="paragraph" style:parent-style-name="Frame_20_contents">
      <style:paragraph-properties fo:text-align="start" style:justify-single-word="false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P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P1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2.646cm"/>
          <style:tab-stop style:position="17cm" style:type="right"/>
        </style:tab-stops>
        <style:background-image/>
      </style:paragraph-properties>
      <style:text-properties fo:color="#000000" style:font-name="Ubuntu light" fo:font-size="10pt" fo:font-style="normal" style:text-underline-style="none" fo:font-weight="bold" officeooo:rsid="00176356" officeooo:paragraph-rsid="003a80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180ed3" officeooo:paragraph-rsid="003bc8f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180ed3" officeooo:paragraph-rsid="003a804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180ed3" officeooo:paragraph-rsid="003a804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180ed3" officeooo:paragraph-rsid="003bc8f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180ed3" officeooo:paragraph-rsid="003d734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180ed3" officeooo:paragraph-rsid="00462cc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Header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rsid="00180ed3" officeooo:paragraph-rsid="003bc8f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Header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rsid="00180ed3" officeooo:paragraph-rsid="004118c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bold" officeooo:rsid="00180ed3" officeooo:paragraph-rsid="003d734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officeooo:rsid="00180ed3" officeooo:paragraph-rsid="003bc8f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officeooo:rsid="003bc8f7" officeooo:paragraph-rsid="003f4c6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officeooo:rsid="003bc8f7" officeooo:paragraph-rsid="003ff4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officeooo:rsid="00180ed3" officeooo:paragraph-rsid="00462cc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officeooo:rsid="003942c7"/>
    </style:style>
    <style:style style:name="T5" style:family="text">
      <style:text-properties officeooo:rsid="00180ed3"/>
    </style:style>
    <style:style style:name="T6" style:family="text">
      <style:text-properties officeooo:rsid="003bc8f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80ed3" style:font-weight-asian="bold" style:font-weight-complex="bold"/>
    </style:style>
    <style:style style:name="T9" style:family="text">
      <style:text-properties fo:font-weight="bold" officeooo:rsid="00462cc1" style:font-weight-asian="bold" style:font-weight-complex="bold"/>
    </style:style>
    <style:style style:name="T10" style:family="text">
      <style:text-properties fo:font-weight="bold" officeooo:rsid="00451d66" style:font-weight-asian="bold" style:font-weight-complex="bold"/>
    </style:style>
    <style:style style:name="T11" style:family="text">
      <style:text-properties fo:font-weight="bold" officeooo:rsid="003bc8f7" style:font-weight-asian="bold" style:font-weight-complex="bold"/>
    </style:style>
    <style:style style:name="T12" style:family="text">
      <style:text-properties officeooo:rsid="0042744f"/>
    </style:style>
    <style:style style:name="T13" style:family="text">
      <style:text-properties officeooo:rsid="00462cc1"/>
    </style:style>
    <style:style style:name="T14" style:family="text">
      <style:text-properties fo:font-style="italic" officeooo:rsid="003bc8f7" style:font-style-asian="italic" style:font-style-complex="italic"/>
    </style:style>
    <style:style style:name="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'it_IT')&gt;</text:placeholder></text:p>
      <text:p text:style-name="P14"><text:placeholder text:placeholder-type="text">&lt;for each="apartment, refugees, date, total in get_objects(objects, data)"&gt;</text:placeholder></text:p>
      <text:p text:style-name="P12"><text:span text:style-name="T11">Codice appartamento:</text:span><text:span text:style-name="T6"> </text:span><text:placeholder text:placeholder-type="text">&lt;apartment.name&gt;</text:placeholder></text:p>
      <text:p text:style-name="P22"><text:span text:style-name="T7">Indirizzo:</text:span><text:span text:style-name="T5"><text:placeholder text:placeholder-type="text">&lt;apartment.street&gt;</text:placeholder></text:span><text:span text:style-name="T5"> - </text:span><text:span text:style-name="T5"><text:placeholder text:placeholder-type="text">&lt;apartment.city or ''&gt;</text:placeholder></text:span></text:p>
      <text:p text:style-name="P23"><text:span text:style-name="T7">Giorno di riferimento:</text:span> <text:span text:style-name="T5"><text:placeholder text:placeholder-type="text">&lt;formatLang(date, date=True)&gt;</text:placeholder></text:span><text:span text:style-name="T5"> </text:span><text:span text:style-name="T8">Totale rifugiati:</text:span><text:span text:style-name="T5"> </text:span><text:span text:style-name="T8"><text:placeholder text:placeholder-type="text">&lt;total&gt;</text:placeholder></text:span></text:p>
      <text:p text:style-name="P15"/>
      <text:p text:style-name="P12"/>
      <table:table table:name="Tabella1" table:style-name="Tabella1">
        <table:table-column table:style-name="Tabella1.A" table:number-columns-repeated="3"/>
        <table:table-row>
          <table:table-cell table:style-name="Tabella1.A1" office:value-type="string">
            <text:p text:style-name="P2">Residuato</text:p>
          </table:table-cell>
          <table:table-cell table:style-name="Tabella1.A1" office:value-type="string">
            <text:p text:style-name="P2">Contatti</text:p>
          </table:table-cell>
          <table:table-cell table:style-name="Tabella1.C1" office:value-type="string">
            <text:p text:style-name="P2">Nazionalità</text:p>
          </table:table-cell>
        </table:table-row>
        <table:table-row>
          <table:table-cell table:style-name="Tabella1.A3" office:value-type="string">
            <text:p text:style-name="P18"><text:placeholder text:placeholder-type="text">&lt;for each="refugee in refugees"&gt;</text:placeholder></text:p>
          </table:table-cell>
          <table:table-cell table:style-name="Tabella1.B3" office:value-type="string">
            <text:p text:style-name="P19"/>
          </table:table-cell>
          <table:table-cell table:style-name="Tabella1.C3" office:value-type="string">
            <text:p text:style-name="P3"/>
          </table:table-cell>
        </table:table-row>
        <table:table-row>
          <table:table-cell table:style-name="Tabella1.A3" office:value-type="string">
            <text:p text:style-name="P20"><text:placeholder text:placeholder-type="text">&lt;refugee.name&gt;</text:placeholder></text:p>
          </table:table-cell>
          <table:table-cell table:style-name="Tabella1.B3" office:value-type="string">
            <text:p text:style-name="P17"><text:span text:style-name="T9">Telefono:</text:span><text:span text:style-name="T13"> </text:span><text:placeholder text:placeholder-type="text">&lt;refugee.phone or ''&gt;</text:placeholder> </text:p>
            <text:p text:style-name="P24"><text:span text:style-name="T10">Email:</text:span> <text:span text:style-name="T12"><text:s/></text:span><text:placeholder text:placeholder-type="text">&lt;refugee.email or ''&gt;</text:placeholder></text:p>
          </table:table-cell>
          <table:table-cell table:style-name="Tabella1.C3" office:value-type="string">
            <text:p text:style-name="P16"><text:placeholder text:placeholder-type="text">&lt;refugee.country_id.name&gt;</text:placeholder></text:p>
          </table:table-cell>
        </table:table-row>
        <table:table-row>
          <table:table-cell table:style-name="Tabella1.A4" table:number-columns-spanned="3" office:value-type="string">
            <text:p text:style-name="P12"><text:placeholder text:placeholder-type="text">&lt;/for&gt;</text:placeholder></text:p>
          </table:table-cell>
          <table:covered-table-cell/>
          <table:covered-table-cell/>
        </table:table-row>
      </table:table>
      <text:p text:style-name="P21"/>
      <text:p text:style-name="P1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9.72cm" table:align="margins"/>
    </style:style>
    <style:style style:name="Tabella2.A" style:family="table-column">
      <style:table-column-properties style:column-width="2.485cm" style:rel-column-width="8262*"/>
    </style:style>
    <style:style style:name="Tabella2.B" style:family="table-column">
      <style:table-column-properties style:column-width="17.235cm" style:rel-column-width="57273*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5" style:family="paragraph" style:parent-style-name="Header">
      <style:paragraph-properties fo:text-align="start" style:justify-single-word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MP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MP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2.646cm"/>
          <style:tab-stop style:position="17cm" style:type="right"/>
        </style:tab-stops>
        <style:background-image/>
      </style:paragraph-properties>
      <style:text-properties fo:color="#000000" style:font-name="Ubuntu light" fo:font-size="10pt" fo:font-style="normal" style:text-underline-style="none" fo:font-weight="bold" officeooo:rsid="00176356" officeooo:paragraph-rsid="003a80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officeooo:rsid="003942c7"/>
    </style:style>
    <style:style style:name="M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64cm" fo:margin-bottom="0.64cm" fo:margin-left="0.64cm" fo:margin-right="0.64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2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row>
            <table:table-cell table:style-name="Tabella2.A1" office:value-type="string">
              <text:p text:style-name="MP1"><draw:frame draw:style-name="Mfr1" draw:name="image: asimage(company.logo)" text:anchor-type="as-char" svg:width="3.475cm" style:rel-width="99%" svg:height="2.521cm" style:rel-height="scale-min" draw:z-index="0"><draw:text-box><text:p text:style-name="MP2"/></draw:text-box></draw:frame></text:p>
            </table:table-cell>
            <table:table-cell table:style-name="Tabella2.B1" office:value-type="string">
              <text:p text:style-name="MP3"><text:placeholder text:placeholder-type="text">&lt;company.name&gt;</text:placeholder></text:p>
              <text:p text:style-name="MP4"><text:placeholder text:placeholder-type="text">&lt;setLang('it_IT')&gt;</text:placeholder></text:p>
              <text:p text:style-name="MP5"><text:span text:style-name="MT1">INDIRIZZO</text:span>:<text:tab/><text:span text:style-name="MT1"><text:placeholder text:placeholder-type="text">&lt;company.street&gt;</text:placeholder></text:span><text:span text:style-name="MT1"> - </text:span><text:span text:style-name="MT1"><text:placeholder text:placeholder-type="text">&lt;company.zip&gt;</text:placeholder></text:span><text:span text:style-name="MT1"> </text:span><text:span text:style-name="MT2"><text:s/></text:span><text:span text:style-name="MT1"><text:placeholder text:placeholder-type="text">&lt;company.city&gt;</text:placeholder></text:span></text:p>
              <text:p text:style-name="MP5"><text:span text:style-name="MT1">P. IVA</text:span>: <text:tab/><text:span text:style-name="MT3"><text:placeholder text:placeholder-type="text">&lt;company.vat&gt;</text:placeholder></text:span></text:p>
              <text:p text:style-name="MP5"><text:span text:style-name="MT1">WEB SITE</text:span>: <text:tab/><text:span text:style-name="MT3"><text:placeholder text:placeholder-type="text">&lt;company.website&gt;</text:placeholder></text:span></text:p>
              <text:p text:style-name="MP6"><text:span text:style-name="MT1">E-MAIL</text:span>: <text:tab/><text:span text:style-name="MT3"><text:placeholder text:placeholder-type="text">&lt;company.email&gt;</text:placeholder></text:span></text:p>
            </table:table-cell>
          </table:table-row>
          <table:table-row>
            <table:table-cell table:style-name="Tabella2.A1" table:number-columns-spanned="2" office:value-type="string">
              <text:p text:style-name="MP7">FOGLIO PRESENZE <text:span text:style-name="MT4">GIORNALIERO</text:span></text:p>
            </table:table-cell>
            <table:covered-table-cell/>
          </table:table-row>
        </table:table>
        <text:p text:style-name="MP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2-12T15:02:02.240538504</dc:date>
    <meta:editing-duration>P5DT15H35M23S</meta:editing-duration>
    <meta:editing-cycles>623</meta:editing-cycles>
    <meta:generator>LibreOffice/4.3.3.2$Linux_X86_64 LibreOffice_project/430m0$Build-2</meta:generator>
    <dc:creator>Administrator </dc:creator>
    <meta:document-statistic meta:table-count="2" meta:image-count="0" meta:object-count="0" meta:page-count="1" meta:paragraph-count="23" meta:word-count="62" meta:character-count="625" meta:non-whitespace-character-count="579"/>
    <meta:user-defined meta:name="Info 1"/>
    <meta:user-defined meta:name="Info 2"/>
    <meta:user-defined meta:name="Info 3"/>
    <meta:user-defined meta:name="Info 4"/>
  </office:meta>
</office:document-meta>
</file>